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341cm" fo:margin-left="0.344cm" table:align="left"/>
    </style:style>
    <style:style style:name="Tabla1.A" style:family="table-column">
      <style:table-column-properties style:column-width="1.021cm"/>
    </style:style>
    <style:style style:name="Tabla1.A1" style:family="table-cell">
      <style:table-cell-properties fo:background-color="#dc23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H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P1" style:family="table-cell">
      <style:table-cell-properties fo:background-color="#729fcf" fo:padding="0.097cm" fo:border="0.05pt solid #000000">
        <style:background-image/>
      </style:table-cell-properties>
    </style:style>
    <style:style style:name="Tabla2" style:family="table">
      <style:table-properties style:width="16.341cm" fo:margin-left="0.344cm" table:align="left"/>
    </style:style>
    <style:style style:name="Tabla2.A" style:family="table-column">
      <style:table-column-properties style:column-width="1.021cm"/>
    </style:style>
    <style:style style:name="Tabla2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E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P1" style:family="table-cell">
      <style:table-cell-properties fo:background-color="#000000" fo:padding="0.097cm" fo:border="0.05pt solid #000000">
        <style:background-image/>
      </style:table-cell-properties>
    </style:style>
    <style:style style:name="Tabla3" style:family="table">
      <style:table-properties style:width="16.341cm" fo:margin-left="0.344cm" table:align="left"/>
    </style:style>
    <style:style style:name="Tabla3.A" style:family="table-column">
      <style:table-column-properties style:column-width="1.021cm"/>
    </style:style>
    <style:style style:name="Tabla3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P1" style:family="table-cell">
      <style:table-cell-properties fo:background-color="#000000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Source Sans Pro" officeooo:paragraph-rsid="000c8d1e"/>
    </style:style>
    <style:style style:name="P2" style:family="paragraph" style:parent-style-name="Standard">
      <style:text-properties officeooo:paragraph-rsid="000e7c38"/>
    </style:style>
    <style:style style:name="P3" style:family="paragraph" style:parent-style-name="Standard">
      <style:paragraph-properties fo:text-align="start" style:justify-single-word="false"/>
      <style:text-properties officeooo:paragraph-rsid="000e7c38"/>
    </style:style>
    <style:style style:name="P4" style:family="paragraph" style:parent-style-name="Text_20_body">
      <style:text-properties officeooo:paragraph-rsid="000b27ac"/>
    </style:style>
    <style:style style:name="P5" style:family="paragraph" style:parent-style-name="Text_20_body">
      <style:text-properties style:font-name="Source Sans Pro" officeooo:paragraph-rsid="000c8d1e"/>
    </style:style>
    <style:style style:name="P6" style:family="paragraph" style:parent-style-name="Text_20_body">
      <style:text-properties officeooo:paragraph-rsid="000e7c38"/>
    </style:style>
    <style:style style:name="P7" style:family="paragraph" style:parent-style-name="Text_20_body">
      <style:paragraph-properties fo:text-align="start" style:justify-single-word="false"/>
      <style:text-properties officeooo:paragraph-rsid="000e7c38"/>
    </style:style>
    <style:style style:name="P8" style:family="paragraph" style:parent-style-name="Text_20_body">
      <style:paragraph-properties fo:break-before="page"/>
      <style:text-properties officeooo:paragraph-rsid="000a925f"/>
    </style:style>
    <style:style style:name="P9" style:family="paragraph" style:parent-style-name="Table_20_Contents">
      <style:paragraph-properties fo:text-align="center" style:justify-single-word="false"/>
      <style:text-properties style:text-position="0% 100%" fo:font-weight="bold" officeooo:paragraph-rsid="000a925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text-position="0% 100%" style:font-name="Source Sans Pro" fo:font-size="12pt" fo:font-weight="bold" officeooo:paragraph-rsid="000fc952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text-position="0% 100%" style:font-name="Source Sans Pro" fo:font-size="12pt" fo:font-weight="bold" officeooo:rsid="000c8d1e" officeooo:paragraph-rsid="0012ba69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text-position="0% 100%" style:font-name="Source Sans Pro" fo:font-size="12pt" fo:font-weight="bold" officeooo:rsid="000c8d1e" officeooo:paragraph-rsid="000e7c38" fo:background-color="transparent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text-position="0% 100%" style:font-name="Source Sans Pro" fo:font-size="11pt" fo:font-weight="normal" officeooo:rsid="000c8d1e" officeooo:paragraph-rsid="000c8d1e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paragraph-rsid="000a925f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Source Sans Pro" fo:font-size="11pt" fo:font-weight="normal" officeooo:paragraph-rsid="000c8d1e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Source Sans Pro" fo:font-weight="normal" officeooo:paragraph-rsid="000c8d1e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text-position="0% 100%" style:font-name="Source Sans Pro" fo:font-size="12pt" fo:font-weight="bold" officeooo:rsid="000c8d1e" officeooo:paragraph-rsid="000e7c38" fo:background-color="transparent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text-position="0% 100%" style:font-name="Source Sans Pro" fo:font-size="12pt" fo:font-weight="bold" officeooo:rsid="000c8d1e" officeooo:paragraph-rsid="000e7c38" fo:background-color="transparent" style:font-size-asian="12pt" style:font-weight-asian="bold" style:font-size-complex="12pt" style:font-weight-complex="bold"/>
    </style:style>
    <style:style style:name="P19" style:family="paragraph">
      <style:paragraph-properties fo:text-align="center"/>
    </style:style>
    <style:style style:name="T1" style:family="text">
      <style:text-properties officeooo:rsid="000a925f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a925f"/>
    </style:style>
    <style:style style:name="T4" style:family="text">
      <style:text-properties officeooo:rsid="000b27ac"/>
    </style:style>
    <style:style style:name="T5" style:family="text">
      <style:text-properties officeooo:rsid="000c8d1e"/>
    </style:style>
    <style:style style:name="T6" style:family="text">
      <style:text-properties fo:font-size="11pt" officeooo:rsid="000c8d1e" style:font-size-asian="11pt" style:font-size-complex="11pt"/>
    </style:style>
    <style:style style:name="T7" style:family="text">
      <style:text-properties officeooo:rsid="000e7c38"/>
    </style:style>
    <style:style style:name="T8" style:family="text">
      <style:text-properties officeooo:rsid="000fc952"/>
    </style:style>
    <style:style style:name="T9" style:family="text">
      <style:text-properties officeooo:rsid="0012ba69"/>
    </style:style>
    <style:style style:name="gr1" style:family="graphic">
      <style:graphic-properties svg:stroke-width="0.101cm" svg:stroke-color="#000000" draw:marker-end="Fin_20_de_20_línea_20_1" draw:fill="solid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/></text:p>
      <text:p text:style-name="P7"><text:span text:style-name="T1">XMM</text:span><text:span text:style-name="T9">2</text:span></text:p>
      <text:p text:style-name="P4"><text:span text:style-name="T4">15<text:tab/><text:tab/><text:tab/><text:tab/><text:tab/><text:tab/><text:tab/><text:tab/><text:tab/><text:tab/><text:tab/><text:tab/><text:tab/> <text:s text:c="4"/>0</text:span></text:p>
      <table:table table:name="Tabla1" table:style-name="Tabla1">
        <table:table-column table:style-name="Tabla1.A" table:number-columns-repeated="16"/>
        <table:table-row>
          <table:table-cell table:style-name="Tabla1.A1" office:value-type="string">
            <text:p text:style-name="P14"><text:span text:style-name="T1">~~~</text:span></text:p>
          </table:table-cell>
          <table:table-cell table:style-name="Tabla1.A1" office:value-type="string">
            <text:p text:style-name="P14"><text:span text:style-name="T1">~~~</text:span></text:p>
          </table:table-cell>
          <table:table-cell table:style-name="Tabla1.A1" office:value-type="string">
            <text:p text:style-name="P14"><text:span text:style-name="T1">~~~</text:span></text:p>
          </table:table-cell>
          <table:table-cell table:style-name="Tabla1.A1" office:value-type="string">
            <text:p text:style-name="P9"><text:span text:style-name="T1">~~~</text:span></text:p>
          </table:table-cell>
          <table:table-cell table:style-name="Tabla1.E1" office:value-type="string">
            <text:p text:style-name="P14"><text:span text:style-name="T1">b</text:span><text:span text:style-name="T3">3</text:span></text:p>
          </table:table-cell>
          <table:table-cell table:style-name="Tabla1.E1" office:value-type="string">
            <text:p text:style-name="P14"><text:span text:style-name="T1">g</text:span><text:span text:style-name="T3">3</text:span></text:p>
          </table:table-cell>
          <table:table-cell table:style-name="Tabla1.E1" office:value-type="string">
            <text:p text:style-name="P14"><text:span text:style-name="T1">r</text:span><text:span text:style-name="T3">3</text:span></text:p>
          </table:table-cell>
          <table:table-cell table:style-name="Tabla1.H1" office:value-type="string">
            <text:p text:style-name="P14"><text:span text:style-name="T1">b</text:span><text:span text:style-name="T3">2</text:span></text:p>
          </table:table-cell>
          <table:table-cell table:style-name="Tabla1.H1" office:value-type="string">
            <text:p text:style-name="P14"><text:span text:style-name="T1">g</text:span><text:span text:style-name="T3">2</text:span></text:p>
          </table:table-cell>
          <table:table-cell table:style-name="Tabla1.H1" office:value-type="string">
            <text:p text:style-name="P14"><text:span text:style-name="T1">r</text:span><text:span text:style-name="T3">2</text:span></text:p>
          </table:table-cell>
          <table:table-cell table:style-name="Tabla1.E1" office:value-type="string">
            <text:p text:style-name="P14"><text:span text:style-name="T1">b</text:span><text:span text:style-name="T3">1</text:span></text:p>
          </table:table-cell>
          <table:table-cell table:style-name="Tabla1.E1" office:value-type="string">
            <text:p text:style-name="P14"><text:span text:style-name="T1">g</text:span><text:span text:style-name="T3">1</text:span></text:p>
          </table:table-cell>
          <table:table-cell table:style-name="Tabla1.E1" office:value-type="string">
            <text:p text:style-name="P14"><text:span text:style-name="T1">r</text:span><text:span text:style-name="T3">1</text:span></text:p>
          </table:table-cell>
          <table:table-cell table:style-name="Tabla1.H1" office:value-type="string">
            <text:p text:style-name="P14"><text:span text:style-name="T1">b</text:span><text:span text:style-name="T3">0</text:span></text:p>
          </table:table-cell>
          <table:table-cell table:style-name="Tabla1.H1" office:value-type="string">
            <text:p text:style-name="P14"><text:span text:style-name="T1">g</text:span><text:span text:style-name="T3">0</text:span></text:p>
          </table:table-cell>
          <table:table-cell table:style-name="Tabla1.P1" office:value-type="string">
            <text:p text:style-name="P14"><text:span text:style-name="T1">r</text:span><text:span text:style-name="T3">0</text:span></text:p>
          </table:table-cell>
        </table:table-row>
      </table:table>
      <text:p text:style-name="Standard"><draw:line text:anchor-type="paragraph" draw:z-index="0" draw:style-name="gr1" draw:text-style-name="P19" svg:x1="11.09cm" svg:y1="0.108cm" svg:x2="12.148cm" svg:y2="1.526cm"><text:p/></draw:line><draw:line text:anchor-type="paragraph" draw:z-index="1" draw:style-name="gr1" draw:text-style-name="P19" svg:x1="8.008cm" svg:y1="0.182cm" svg:x2="8.008cm" svg:y2="1.583cm"><text:p/></draw:line><draw:line text:anchor-type="paragraph" draw:z-index="2" draw:style-name="gr1" draw:text-style-name="P19" svg:x1="4.985cm" svg:y1="0.183cm" svg:x2="3.907cm" svg:y2="1.525cm"><text:p/></draw:line><draw:line text:anchor-type="paragraph" draw:z-index="3" draw:style-name="gr1" draw:text-style-name="P19" svg:x1="14.132cm" svg:y1="0.125cm" svg:x2="16.192cm" svg:y2="1.526cm"><text:p/></draw:line><text:span text:style-name="T1"/></text:p>
      <text:p text:style-name="P2"><text:span text:style-name="T7">MÁSCARA “</text:span><text:span text:style-name="T9">B</text:span><text:span text:style-name="T7">”</text:span></text:p>
      <text:p text:style-name="P5"><text:span text:style-name="T4">15<text:tab/><text:tab/><text:tab/><text:tab/><text:tab/><text:tab/><text:tab/><text:tab/><text:tab/><text:tab/><text:tab/><text:tab/><text:tab/> <text:s text:c="4"/>0</text:span></text:p>
      <table:table table:name="Tabla2" table:style-name="Tabla2">
        <table:table-column table:style-name="Tabla2.A" table:number-columns-repeated="16"/>
        <table:table-row>
          <table:table-cell table:style-name="Tabla2.A1" office:value-type="string">
            <text:p text:style-name="P15"><text:span text:style-name="T5">0x80</text:span></text:p>
          </table:table-cell>
          <table:table-cell table:style-name="Tabla2.A1" office:value-type="string">
            <text:p text:style-name="P15"><text:span text:style-name="T5">0x80</text:span></text:p>
          </table:table-cell>
          <table:table-cell table:style-name="Tabla2.A1" office:value-type="string">
            <text:p text:style-name="P15"><text:span text:style-name="T5">0x80</text:span></text:p>
          </table:table-cell>
          <table:table-cell table:style-name="Tabla2.D1" office:value-type="string">
            <text:p text:style-name="P10"><text:span text:style-name="T8">1</text:span><text:span text:style-name="T9">1</text:span></text:p>
          </table:table-cell>
          <table:table-cell table:style-name="Tabla2.E1" office:value-type="string">
            <text:p text:style-name="P16"><text:span text:style-name="T6">0x80</text:span></text:p>
          </table:table-cell>
          <table:table-cell table:style-name="Tabla2.E1" office:value-type="string">
            <text:p text:style-name="P16"><text:span text:style-name="T6">0x80</text:span></text:p>
          </table:table-cell>
          <table:table-cell table:style-name="Tabla2.E1" office:value-type="string">
            <text:p text:style-name="P16"><text:span text:style-name="T6">0x80</text:span></text:p>
          </table:table-cell>
          <table:table-cell table:style-name="Tabla2.D1" office:value-type="string">
            <text:p text:style-name="P11"><text:span text:style-name="T9">7</text:span></text:p>
          </table:table-cell>
          <table:table-cell table:style-name="Tabla2.A1" office:value-type="string">
            <text:p text:style-name="P16"><text:span text:style-name="T6">0x80</text:span></text:p>
          </table:table-cell>
          <table:table-cell table:style-name="Tabla2.A1" office:value-type="string">
            <text:p text:style-name="P16"><text:span text:style-name="T6">0x80</text:span></text:p>
          </table:table-cell>
          <table:table-cell table:style-name="Tabla2.A1" office:value-type="string">
            <text:p text:style-name="P16"><text:span text:style-name="T6">0x80</text:span></text:p>
          </table:table-cell>
          <table:table-cell table:style-name="Tabla2.D1" office:value-type="string">
            <text:p text:style-name="P11"><text:span text:style-name="T9">5</text:span></text:p>
          </table:table-cell>
          <table:table-cell table:style-name="Tabla2.E1" office:value-type="string">
            <text:p text:style-name="P13">0x80</text:p>
          </table:table-cell>
          <table:table-cell table:style-name="Tabla2.E1" office:value-type="string">
            <text:p text:style-name="P13">0x80</text:p>
          </table:table-cell>
          <table:table-cell table:style-name="Tabla2.E1" office:value-type="string">
            <text:p text:style-name="P13">0x80</text:p>
          </table:table-cell>
          <table:table-cell table:style-name="Tabla2.P1" office:value-type="string">
            <text:p text:style-name="P11"><text:span text:style-name="T9">2</text:span></text:p>
          </table:table-cell>
        </table:table-row>
      </table:table>
      <text:p text:style-name="P1"><draw:line text:anchor-type="paragraph" draw:z-index="4" draw:style-name="gr1" draw:text-style-name="P19" svg:x1="3.928cm" svg:y1="0.129cm" svg:x2="3.926cm" svg:y2="2.591cm"><text:p/></draw:line><draw:line text:anchor-type="paragraph" draw:z-index="5" draw:style-name="gr1" draw:text-style-name="P19" svg:x1="7.973cm" svg:y1="0.108cm" svg:x2="7.971cm" svg:y2="2.57cm"><text:p/></draw:line><draw:line text:anchor-type="paragraph" draw:z-index="6" draw:style-name="gr1" draw:text-style-name="P19" svg:x1="12.055cm" svg:y1="0.127cm" svg:x2="12.053cm" svg:y2="2.589cm"><text:p/></draw:line><draw:line text:anchor-type="paragraph" draw:z-index="7" draw:style-name="gr1" draw:text-style-name="P19" svg:x1="16.175cm" svg:y1="0.127cm" svg:x2="16.173cm" svg:y2="2.589cm"><text:p/></draw:line><text:span text:style-name="T1"/></text:p>
      <text:p text:style-name="P1"><text:span text:style-name="T1"/></text:p>
      <text:p text:style-name="P1"><text:span text:style-name="T1"/></text:p>
      <text:p text:style-name="P3"><text:span text:style-name="T7">Resultado XMM</text:span><text:span text:style-name="T9">2</text:span></text:p>
      <text:p text:style-name="P6"><text:span text:style-name="T4">15<text:tab/><text:tab/><text:tab/><text:tab/><text:tab/><text:tab/><text:tab/><text:tab/><text:tab/><text:tab/><text:tab/><text:tab/><text:tab/> <text:s text:c="4"/>0</text:span></text:p>
      <table:table table:name="Tabla3" table:style-name="Tabla3">
        <table:table-column table:style-name="Tabla3.A" table:number-columns-repeated="16"/>
        <table:table-row>
          <table:table-cell table:style-name="Tabla3.A1" office:value-type="string">
            <text:p text:style-name="P12"><text:span text:style-name="T1">0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D1" office:value-type="string">
            <text:p text:style-name="P17"><text:span text:style-name="T9">b</text:span><text:span text:style-name="T3">3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D1" office:value-type="string">
            <text:p text:style-name="P17"><text:span text:style-name="T9">b</text:span><text:span text:style-name="T3">2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D1" office:value-type="string">
            <text:p text:style-name="P17"><text:span text:style-name="T9">b</text:span><text:span text:style-name="T3">1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A1" office:value-type="string">
            <text:p text:style-name="P12"><text:span text:style-name="T1">0</text:span></text:p>
          </table:table-cell>
          <table:table-cell table:style-name="Tabla3.P1" office:value-type="string">
            <text:p text:style-name="P18"><text:span text:style-name="T9">b</text:span><text:span text:style-name="T3">0</text:span></text:p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02:16:09.77</meta:creation-date>
    <dc:date>2014-05-27T03:10:36.41</dc:date>
    <meta:editing-duration>PT51M10S</meta:editing-duration>
    <meta:editing-cycles>3</meta:editing-cycles>
    <meta:generator>LibreOffice/4.0.2.2$Windows_x86 LibreOffice_project/4c82dcdd6efcd48b1d8bba66bfe1989deee49c3</meta:generator>
    <meta:document-statistic meta:table-count="3" meta:image-count="0" meta:object-count="0" meta:page-count="1" meta:paragraph-count="54" meta:word-count="59" meta:character-count="201" meta:non-whitespace-character-count="145"/>
  </office:meta>
</office:document-meta>
</file>